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86fcb"/>
    </style:style>
    <style:style style:name="P2" style:family="paragraph" style:parent-style-name="Preformatted_20_Text">
      <style:text-properties fo:font-weight="bold" officeooo:rsid="00186fcb" officeooo:paragraph-rsid="00186fcb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officeooo:paragraph-rsid="00186f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$ docker --help</text:p>
      <text:p text:style-name="P1"><text:line-break/>Usage:<text:tab/>docker [OPTIONS] COMMAND<text:line-break/><text:line-break/>A self-sufficient runtime for containers<text:line-break/><text:line-break/>Options:<text:line-break/> <text:s text:c="5"/>--config string <text:s text:c="5"/>Location of client config files (default<text:line-break/> <text:s text:c="26"/>"C:\\Users\\uwe\\.docker")<text:line-break/> <text:s/>-c, --context string <text:s text:c="4"/>Name of the context to use to connect to the<text:line-break/> <text:s text:c="26"/>daemon (overrides DOCKER_HOST env var and<text:line-break/> <text:s text:c="26"/>default context set with "docker context use")<text:line-break/> <text:s/>-D, --debug <text:s text:c="13"/>Enable debug mode<text:line-break/> <text:s/>-H, --host list <text:s text:c="9"/>Daemon socket(s) to connect to<text:line-break/> <text:s/>-l, --log-level string <text:s text:c="2"/>Set the logging level<text:line-break/> <text:s text:c="26"/>("debug"|"info"|"warn"|"error"|"fatal")<text:line-break/> <text:s text:c="26"/>(default "info")<text:line-break/> <text:s text:c="5"/>--tls <text:s text:c="15"/>Use TLS; implied by --tlsverify<text:line-break/> <text:s text:c="5"/>--tlscacert string <text:s text:c="2"/>Trust certs signed only by this CA (default<text:line-break/> <text:s text:c="26"/>"C:\\Users\\uwe\\.docker\\ca.pem")<text:line-break/> <text:s text:c="5"/>--tlscert string <text:s text:c="4"/>Path to TLS certificate file (default<text:line-break/> <text:s text:c="26"/>"C:\\Users\\uwe\\.docker\\cert.pem")<text:line-break/> <text:s text:c="5"/>--tlskey string <text:s text:c="5"/>Path to TLS key file (default<text:line-break/> <text:s text:c="26"/>"C:\\Users\\uwe\\.docker\\key.pem")<text:line-break/> <text:s text:c="5"/>--tlsverify <text:s text:c="9"/>Use TLS and verify the remote<text:line-break/> <text:s/>-v, --version <text:s text:c="11"/>Print version information and quit<text:line-break/><text:line-break/>Management Commands:<text:line-break/> <text:s/>app* <text:s text:c="7"/>Docker Application (Docker Inc., v0.8.0)<text:line-break/> <text:s/>builder <text:s text:c="4"/>Manage builds<text:line-break/> <text:s/>buildx* <text:s text:c="4"/>Build with BuildKit (Docker Inc., v0.3.1-tp-docker)<text:line-break/> <text:s/>config <text:s text:c="5"/>Manage Docker configs<text:line-break/> <text:s/>container <text:s text:c="2"/>Manage containers<text:line-break/> <text:s/>context <text:s text:c="4"/>Manage contexts<text:line-break/> <text:s/>image <text:s text:c="6"/>Manage images<text:line-break/> <text:s/>manifest <text:s text:c="3"/>Manage Docker image manifests and manifest lists<text:line-break/> <text:s/>mutagen* <text:s text:c="3"/>Synchronize files with Docker Desktop (Docker Inc., testing)<text:line-break/> <text:s/>network <text:s text:c="4"/>Manage networks<text:line-break/> <text:s/>node <text:s text:c="7"/>Manage Swarm nodes<text:line-break/> <text:s/>plugin <text:s text:c="5"/>Manage plugins<text:line-break/> <text:s/>secret <text:s text:c="5"/>Manage Docker secrets<text:line-break/> <text:s/>service <text:s text:c="4"/>Manage services<text:line-break/> <text:s/>stack <text:s text:c="6"/>Manage Docker stacks<text:line-break/> <text:s/>swarm <text:s text:c="6"/>Manage Swarm<text:line-break/> <text:s/>system <text:s text:c="5"/>Manage Docker<text:line-break/> <text:s/>trust <text:s text:c="6"/>Manage trust on Docker images<text:line-break/> <text:s/>volume <text:s text:c="5"/>Manage volumes</text:p>
      <text:p text:style-name="P3"><text:line-break/><text:line-break/>Commands:<text:line-break/> <text:s/>attach <text:s text:c="5"/>Attach local standard input, output, and error streams to a running container<text:line-break/> <text:s/>build <text:s text:c="6"/>Build an image from a Dockerfile<text:line-break/> <text:s/>commit <text:s text:c="5"/>Create a new image from a container's changes<text:line-break/> <text:s/>cp <text:s text:c="9"/>Copy files/folders between a container and the local filesystem<text:line-break/> <text:s/>create <text:s text:c="5"/>Create a new container<text:line-break/> <text:s/>diff <text:s text:c="7"/>Inspect changes to files or directories on a container's filesystem<text:line-break/> <text:s/>events <text:s text:c="5"/>Get real time events from the server<text:line-break/> <text:s/>exec <text:s text:c="7"/>Run a command in a running container<text:line-break/> <text:s/>export <text:s text:c="5"/>Export a container's filesystem as a tar archive<text:line-break/> <text:s/>history <text:s text:c="4"/>Show the history of an image<text:line-break/> <text:s/>images <text:s text:c="5"/>List images<text:line-break/> <text:s/>import <text:s text:c="5"/>Import the contents from a tarball to create a filesystem image<text:line-break/> <text:s/>info <text:s text:c="7"/>Display system-wide information<text:line-break/> <text:s/>inspect <text:s text:c="4"/>Return low-level information on Docker objects<text:line-break/> <text:s/>kill <text:s text:c="7"/>Kill one or more running containers<text:line-break/> <text:s/>load <text:s text:c="7"/>Load an image from a tar archive or STDIN<text:line-break/> <text:s/>login <text:s text:c="6"/>Log in to a Docker registry<text:line-break/> <text:s/>logout <text:s text:c="5"/>Log out from a Docker registry<text:line-break/> <text:s/>logs <text:s text:c="7"/>Fetch the logs of a container<text:line-break/> <text:s/>pause <text:s text:c="6"/>Pause all processes within one or more containers<text:line-break/> <text:s/>port <text:s text:c="7"/>List port mappings or a specific mapping for the container<text:line-break/> <text:s/>ps <text:s text:c="9"/>List containers<text:line-break/> <text:s/>pull <text:s text:c="7"/>Pull an image or a repository from a registry<text:line-break/> <text:s/>push <text:s text:c="7"/>Push an image or a repository to a registry<text:line-break/> <text:s/>rename <text:s text:c="5"/>Rename a container<text:line-break/> <text:s/>restart <text:s text:c="4"/>Restart one or more containers<text:line-break/> <text:s/>rm <text:s text:c="9"/>Remove one or more containers<text:line-break/> <text:s/>rmi <text:s text:c="8"/>Remove one or more images<text:line-break/> <text:s/>run <text:s text:c="8"/>Run a command in a new container<text:line-break/> <text:s/>save <text:s text:c="7"/>Save one or more images to a tar archive (streamed to STDOUT by default)<text:line-break/> <text:s/>search <text:s text:c="5"/>Search the Docker Hub for images<text:line-break/> <text:s/>start <text:s text:c="6"/>Start one or more stopped containers<text:line-break/> <text:s/>stats <text:s text:c="6"/>Display a live stream of container(s) resource usage statistics<text:line-break/> <text:s/>stop <text:s text:c="7"/>Stop one or more running containers<text:line-break/> <text:s/>tag <text:s text:c="8"/>Create a tag TARGET_IMAGE that refers to SOURCE_IMAGE<text:line-break/> <text:s/>top <text:s text:c="8"/>Display the running processes of a container<text:line-break/> <text:s/>unpause <text:s text:c="4"/>Unpause all processes within one or more containers<text:line-break/> <text:s/>update <text:s text:c="5"/>Update configuration of one or more containers<text:line-break/> <text:s/>version <text:s text:c="4"/>Show the Docker version information<text:line-break/> <text:s/>wait <text:s text:c="7"/>Block until one or more containers stop, then print their exit codes<text:line-break/><text:line-break/>Run 'docker COMMAND --help' for more information on a command.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9-28T11:57:20.012000000</dc:date>
    <meta:editing-duration>PT1M1S</meta:editing-duration>
    <meta:editing-cycles>1</meta:editing-cycles>
    <meta:document-statistic meta:table-count="0" meta:image-count="0" meta:object-count="0" meta:page-count="2" meta:paragraph-count="3" meta:word-count="552" meta:character-count="4337" meta:non-whitespace-character-count="2996"/>
    <meta:generator>LibreOffice/6.4.6.2$Windows_X86_64 LibreOffice_project/0ce51a4fd21bff07a5c061082cc82c5ed232f115</meta:generator>
  </office:meta>
</office:document-meta>
</file>